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1000000012144DF1C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936cm" table:align="left"/>
    </style:style>
    <style:style style:name="Tabla1.A" style:family="table-column">
      <style:table-column-properties style:column-width="1.674cm"/>
    </style:style>
    <style:style style:name="Tabla1.B" style:family="table-column">
      <style:table-column-properties style:column-width="8.262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dcdfe5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dcdfe5"/>
    </style:style>
    <style:style style:name="Tabla1.A5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a0a0a" loext:opacity="100%" style:font-name="Calibri" fo:font-size="13pt" fo:letter-spacing="normal" fo:font-style="normal" style:text-underline-style="solid" style:text-underline-width="auto" style:text-underline-color="font-color" fo:font-weight="bold" officeooo:rsid="000a593c" officeooo:paragraph-rsid="000a593c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911c1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officeooo:paragraph-rsid="001911c1"/>
    </style:style>
    <style:style style:name="P4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825bc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fo:font-weight="normal" officeooo:paragraph-rsid="001825bc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911c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e074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officeooo:paragraph-rsid="001e0743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0a593c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  <style:text-properties style:text-underline-style="solid" style:text-underline-width="auto" style:text-underline-color="font-color" officeooo:rsid="000a593c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6" style:family="paragraph" style:parent-style-name="Table_20_Heading">
      <style:paragraph-properties fo:margin-left="0cm" fo:margin-right="0cm" style:line-height-at-least="0.582cm" fo:text-align="left" style:justify-single-word="false" fo:text-indent="0cm" style:auto-text-indent="false"/>
      <style:text-properties style:font-name="Calibri" fo:font-size="10pt" fo:letter-spacing="normal" style:text-underline-style="none" fo:font-weight="bold" style:font-size-asian="10pt" style:font-size-complex="10pt"/>
    </style:style>
    <style:style style:name="P17" style:family="paragraph" style:parent-style-name="Table_20_Contents">
      <style:paragraph-properties fo:margin-left="0cm" fo:margin-right="0cm" style:line-height-at-least="0.582cm" fo:text-indent="0cm" style:auto-text-indent="false" style:writing-mode="lr-tb"/>
    </style:style>
    <style:style style:name="P18" style:family="paragraph" style:parent-style-name="Table_20_Contents">
      <style:paragraph-properties fo:margin-left="0cm" fo:margin-right="0cm" style:line-height-at-least="0.582cm" fo:text-indent="0cm" style:auto-text-indent="false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19" style:family="paragraph" style:parent-style-name="Table_20_Contents">
      <style:paragraph-properties style:line-height-at-least="0.582cm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dc108" officeooo:paragraph-rsid="001dc108" style:font-size-asian="10pt" style:font-size-complex="10pt"/>
    </style:style>
    <style:style style:name="P23" style:family="paragraph" style:parent-style-name="Standard">
      <style:paragraph-properties fo:text-align="left" style:justify-single-word="false"/>
      <style:text-properties style:font-name="Calibri" fo:font-size="10pt" style:text-underline-style="none" officeooo:rsid="000a593c" officeooo:paragraph-rsid="000a593c" style:font-size-asian="10pt" style:font-size-complex="10pt"/>
    </style:style>
    <style:style style:name="T1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0a0a0a" loext:opacity="100%" style:font-name="Calibri" fo:font-size="10pt" fo:letter-spacing="normal" fo:font-style="normal" fo:font-weight="bold" style:font-size-asian="10pt" style:font-size-complex="10pt" loext:padding="0cm" loext:border="none"/>
    </style:style>
    <style:style style:name="T3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13dbbc" style:font-size-asian="10pt" style:font-size-complex="10pt" loext:padding="0cm" loext:border="none"/>
    </style:style>
    <style:style style:name="T4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25919b" style:font-size-asian="10pt" style:font-size-complex="10pt" loext:padding="0cm" loext:border="none"/>
    </style:style>
    <style:style style:name="T5" style:family="text"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25919b" style:font-size-asian="10pt" style:font-size-complex="10pt" loext:padding="0cm" loext:border="none"/>
    </style:style>
    <style:style style:name="T6" style:family="text"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0a593c" style:font-size-asian="10pt" style:font-size-complex="10pt" loext:padding="0cm" loext:border="none"/>
    </style:style>
    <style:style style:name="T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 loext:padding="0cm" loext:border="none"/>
    </style:style>
    <style:style style:name="T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3dbbc" style:font-size-asian="10pt" style:font-size-complex="10pt" loext:padding="0cm" loext:border="none"/>
    </style:style>
    <style:style style:name="T9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style:font-size-asian="10pt" style:font-size-complex="10pt"/>
    </style:style>
    <style:style style:name="T1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fo:background-color="#f0f2f5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/>
    </style:style>
    <style:style style:name="T12" style:family="text">
      <style:text-properties fo:font-variant="normal" fo:text-transform="none" fo:color="#0a0a0a" loext:opacity="100%" fo:font-size="10pt" fo:letter-spacing="normal" fo:font-style="normal" style:text-underline-style="none" fo:font-weight="bold" officeooo:rsid="0016687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16687d" fo:background-color="#f0f2f5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style:font-size-asian="10pt" style:font-size-complex="10pt"/>
    </style:style>
    <style:style style:name="T1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e0743" style:font-size-asian="10pt" style:font-size-complex="10pt"/>
    </style:style>
    <style:style style:name="T16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a0a0a" loext:opacity="100%" style:font-name="Calibri" fo:font-size="10pt" fo:letter-spacing="normal" fo:font-style="normal" fo:font-weight="normal" fo:background-color="#f0f2f5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 loext:padding="0cm" loext:border="none"/>
    </style:style>
    <style:style style:name="T19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ffc07" style:font-size-asian="10pt" style:font-size-complex="10pt" loext:padding="0cm" loext:border="none"/>
    </style:style>
    <style:style style:name="T2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fo:background-color="#f0f2f5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29fda" style:font-size-asian="10pt" style:font-size-complex="10pt"/>
    </style:style>
    <style:style style:name="T22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229fda" style:font-size-asian="10pt" style:font-size-complex="10pt"/>
    </style:style>
    <style:style style:name="T23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48e30" fo:background-color="#f0f2f5" loext:char-shading-value="0" style:font-size-asian="10pt" style:font-size-complex="10pt" loext:padding="0cm" loext:border="none"/>
    </style:style>
    <style:style style:name="T24" style:family="text">
      <style:text-properties fo:color="#0a0a0a" loext:opacity="100%" style:font-name="Calibri" fo:font-size="10pt" fo:letter-spacing="normal" style:text-underline-style="none" fo:font-weight="normal" fo:background-color="#f0f2f5" loext:char-shading-value="0" style:font-size-asian="10pt" style:font-size-complex="10pt" loext:padding="0cm" loext:border="none"/>
    </style:style>
    <style:style style:name="T2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bd07d" style:font-size-asian="10pt" style:font-size-complex="10pt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0cm" svg:y="0cm" svg:width="0.45cm" svg:height="0.635cm" draw:z-index="0">
        <draw:image xlink:href="Pictures/1000000100000001000000012144DF1C.gif" xlink:type="simple" xlink:show="embed" xlink:actuate="onLoad" draw:mime-type="image/gif"/>
      </draw:frame>
      <draw:frame draw:style-name="fr1" draw:name="Imagen2" text:anchor-type="page" text:anchor-page-number="1" svg:x="0cm" svg:y="0cm" svg:width="0.45cm" svg:height="0.635cm" draw:z-index="1">
        <draw:image xlink:href="Pictures/1000000100000001000000012144DF1C.gif" xlink:type="simple" xlink:show="embed" xlink:actuate="onLoad" draw:mime-type="image/gif"/>
      </draw:frame>
      <text:p text:style-name="P1">Documentación Técnica: Juego Hundir la Flota</text:p>
      <text:p text:style-name="P2">1. Descripción General</text:p>
      <text:p text:style-name="P3"><text:span text:style-name="T1">Este programa es una simulación del clásico juego </text:span><text:span text:style-name="Strong_20_Emphasis"><text:span text:style-name="T2">Hundir la Flota</text:span></text:span><text:span text:style-name="T1">, desarrollado en Python u</text:span><text:span text:style-name="T3">sa</text:span><text:span text:style-name="T1">ndo la librería </text:span><text:span text:style-name="Strong_20_Emphasis"><text:span text:style-name="T2">NumPy</text:span></text:span><text:span text:style-name="T1"> para la gestión de matrices. El juego permite a un usuario enfrentarse contra la CPU en un tablero de 5x5, donde el objetivo es hundir los barcos del oponente antes de perder los propios. </text:span><text:span text:style-name="T4">Considero q</text:span><text:span text:style-name="T4"> </text:span><text:span text:style-name="T5">s</text:span><text:span text:style-name="T6">i</text:span><text:span text:style-name="T7"> hund</text:span><text:span text:style-name="T8">es</text:span><text:span text:style-name="T7"> un barco ya ganas, no necesitas hundir todos </text:span><text:span text:style-name="T8">los del contrincante.</text:span></text:p>
      <text:p text:style-name="P4">2. Arquitectura del Proyecto</text:p>
      <text:p text:style-name="P5">El código se divide en dos bloques:</text:p>
      <text:list text:style-name="L1">
        <text:list-item>
          <text:p text:style-name="P6"><text:span text:style-name="Strong_20_Emphasis"><text:span text:style-name="T9">Lógica de Datos (</text:span></text:span><text:span text:style-name="Strong_20_Emphasis"><text:span text:style-name="Source_20_Text"><text:span text:style-name="T10">utils</text:span></text:span></text:span><text:span text:style-name="Strong_20_Emphasis"><text:span text:style-name="T9">):</text:span></text:span><text:span text:style-name="T11"> Funciones para la creación, validación y manipulación de tableros y barcos.</text:span></text:p>
        </text:list-item>
        <text:list-item>
          <text:p text:style-name="P7"><text:span text:style-name="Strong_20_Emphasis"><text:span text:style-name="T9">Controlador del Juego (</text:span></text:span><text:span text:style-name="Source_20_Text"><text:span text:style-name="T12">m</text:span></text:span><text:span text:style-name="Source_20_Text"><text:span text:style-name="T13">ain</text:span></text:span><text:span text:style-name="Strong_20_Emphasis"><text:span text:style-name="T9">):</text:span></text:span><text:span text:style-name="T11"> Clase que gestiona el estado de la partida, los turnos y la interacción con el usuario. </text:span><text:span text:style-name="T14">Se ejecutar</text:span><text:span text:style-name="T15">á este fichero</text:span><text:span text:style-name="T14"> para iniciar el juego.</text:span></text:p>
          <text:p text:style-name="P8"/>
        </text:list-item>
      </text:list>
      <text:p text:style-name="P9">3. Especificaciones de los Componentes</text:p>
      <text:p text:style-name="P10"><text:span text:style-name="T16">Clase </text:span><text:span text:style-name="Source_20_Text"><text:span text:style-name="T17">JuegoHundirFlota</text:span></text:span><text:span text:style-name="T16"> (main.py)</text:span><text:span text:style-name="T11">: <text:s/></text:span><text:span text:style-name="T18">Es el motor principal del programa. </text:span><text:span text:style-name="T19">Desde aquí llama a las funciones de utils.py.</text:span></text:p>
      <text:list text:style-name="L2">
        <text:list-item>
          <text:p text:style-name="P11"><text:span text:style-name="Strong_20_Emphasis"><text:span text:style-name="Source_20_Text"><text:span text:style-name="T10">__init__</text:span></text:span></text:span><text:span text:style-name="T11">: Inicializa las configuraciones (tablero 5x5 y flota de 3 barcos: esloras 2, 2 y 3). Crea 4 tableros: 2 para las posiciones reales de barcos y 2 "radares" para visualizar los disparos efectuados.</text:span></text:p>
        </text:list-item>
        <text:list-item>
          <text:p text:style-name="P11"><text:span text:style-name="Strong_20_Emphasis"><text:span text:style-name="Source_20_Text"><text:span text:style-name="T10">preparar_juego</text:span></text:span></text:span><text:span text:style-name="T11">: Orquestador q invoca las funciones de </text:span><text:span text:style-name="Source_20_Text"><text:span text:style-name="T20">utils</text:span></text:span><text:span text:style-name="T11"> para posicionar aleatoriamente las flotas en ambos tableros.</text:span></text:p>
        </text:list-item>
        <text:list-item>
          <text:p text:style-name="P11"><text:span text:style-name="Strong_20_Emphasis"><text:span text:style-name="Source_20_Text"><text:span text:style-name="T10">jugar</text:span></text:span></text:span><text:span text:style-name="T11">: Contiene el bucle principal (</text:span><text:span text:style-name="Source_20_Text"><text:span text:style-name="T20">while</text:span></text:span><text:span text:style-name="T11">). Gestiona:</text:span></text:p>
          <text:list>
            <text:list-item>
              <text:p text:style-name="P12"><text:span text:style-name="Strong_20_Emphasis"><text:span text:style-name="T9">Turno Jugador:</text:span></text:span><text:span text:style-name="T11"> Entrada por teclado con manejo de excepciones para coordenadas inválidas.</text:span></text:p>
            </text:list-item>
            <text:list-item>
              <text:p text:style-name="P12"><text:span text:style-name="Strong_20_Emphasis"><text:span text:style-name="T9">Turno Máquina:</text:span></text:span><text:span text:style-name="T11"> Lógica de disparo aleatorio con validación para no repetir coordenadas ya atacadas.</text:span></text:p>
            </text:list-item>
          </text:list>
        </text:list-item>
      </text:list>
      <text:p text:style-name="P9">Funciones (utils.py)</text:p>
      <text:list text:style-name="L3">
        <text:list-item>
          <text:p text:style-name="P13"><text:span text:style-name="Strong_20_Emphasis"><text:span text:style-name="Source_20_Text"><text:span text:style-name="T10">crear_tablero(tamano)</text:span></text:span></text:span><text:span text:style-name="T11">: Genera una matriz de NumPy llena de caracteres </text:span><text:span text:style-name="Source_20_Text"><text:span text:style-name="T20">"-"</text:span></text:span><text:span text:style-name="T11">.</text:span></text:p>
        </text:list-item>
        <text:list-item>
          <text:p text:style-name="P13"><text:span text:style-name="Strong_20_Emphasis"><text:span text:style-name="Source_20_Text"><text:span text:style-name="T10">crear_barco(eslora, tamano_tablero)</text:span></text:span></text:span><text:span text:style-name="T11">: Genera una lista de coordenadas aleatorias. Incluye una </text:span><text:span text:style-name="Strong_20_Emphasis"><text:span text:style-name="T9">validación geográfica</text:span></text:span><text:span text:style-name="T11"> mediante </text:span><text:span text:style-name="Source_20_Text"><text:span text:style-name="T20">all()</text:span></text:span><text:span text:style-name="T11"> para asegurar q ninguna parte del barco exceda los límites del índice (0-4).</text:span></text:p>
        </text:list-item>
        <text:list-item>
          <text:p text:style-name="P13"><text:span text:style-name="Strong_20_Emphasis"><text:span text:style-name="Source_20_Text"><text:span text:style-name="T10">colocar_barcos_aleatorios(tablero, barcos_config)</text:span></text:span></text:span><text:span text:style-name="T11">: Recorre la configuración de la flota. </text:span><text:span text:style-name="T21">V</text:span><text:span text:style-name="Strong_20_Emphasis"><text:span text:style-name="T9">alida </text:span></text:span><text:span text:style-name="Strong_20_Emphasis"><text:span text:style-name="T22">la</text:span></text:span><text:span text:style-name="Strong_20_Emphasis"><text:span text:style-name="T9"> colisión</text:span></text:span><text:span text:style-name="T11">, comprobando q todas las celdas propuestas estén vacías (</text:span><text:span text:style-name="Source_20_Text"><text:span text:style-name="T20">"-"</text:span></text:span><text:span text:style-name="T11">) antes de llamar a </text:span><text:span text:style-name="Source_20_Text"><text:span text:style-name="T20">colocar_barco</text:span></text:span><text:span text:style-name="T11">.</text:span></text:p>
        </text:list-item>
        <text:list-item>
          <text:p text:style-name="P13"><text:span text:style-name="Strong_20_Emphasis"><text:span text:style-name="Source_20_Text"><text:span text:style-name="T10">disparar(casilla, tablero)</text:span></text:span></text:span><text:span text:style-name="T11">: Compara la coordenada recibida con el contenido del tablero: </text:span><text:span text:style-name="Source_20_Text"><text:span text:style-name="T20">O </text:span></text:span><text:span text:style-name="Source_20_Text"><text:span text:style-name="T23">(barco)</text:span></text:span><text:span text:style-name="Source_20_Text"><text:span text:style-name="T20">, X</text:span></text:span><text:span text:style-name="T11"> (Tocado), </text:span><text:span text:style-name="Source_20_Text"><text:span text:style-name="T20">-, A</text:span></text:span><text:span text:style-name="T11"> (Agua).</text:span></text:p>
          <text:list>
            <text:list-header>
              <text:p text:style-name="P14"/>
            </text:list-header>
          </text:list>
        </text:list-item>
      </text:list>
      <text:p text:style-name="P15">4. Simbología del Tabler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Símbolo</text:p>
          </table:table-cell>
          <table:table-cell table:style-name="Tabla1.A1" office:value-type="string">
            <text:p text:style-name="P16">Significado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24">-</text:span></text:span></text:p>
          </table:table-cell>
          <table:table-cell table:style-name="Tabla1.A2" office:value-type="string">
            <text:p text:style-name="P18">Agua / Casilla no explorada</text:p>
          </table:table-cell>
        </table:table-row>
        <text:soft-page-break/>
        <table:table-row>
          <table:table-cell table:style-name="Tabla1.A2" office:value-type="string">
            <text:p text:style-name="P17"><text:span text:style-name="Source_20_Text"><text:span text:style-name="T24">O</text:span></text:span></text:p>
          </table:table-cell>
          <table:table-cell table:style-name="Tabla1.A2" office:value-type="string">
            <text:p text:style-name="P18">Posición de un barco (invisible para el oponente)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24">X</text:span></text:span></text:p>
          </table:table-cell>
          <table:table-cell table:style-name="Tabla1.A2" office:value-type="string">
            <text:p text:style-name="P18">Impacto (Tocado)</text:p>
          </table:table-cell>
        </table:table-row>
        <table:table-row>
          <table:table-cell table:style-name="Tabla1.A5" office:value-type="string">
            <text:p text:style-name="P17"><text:span text:style-name="Source_20_Text"><text:span text:style-name="T24">A</text:span></text:span></text:p>
          </table:table-cell>
          <table:table-cell table:style-name="Tabla1.A5" office:value-type="string">
            <text:p text:style-name="P19">Disparo fallido (Agua)</text:p>
          </table:table-cell>
        </table:table-row>
      </table:table>
      <text:p text:style-name="P15"/>
      <text:p text:style-name="P15">5. Requisitos del Sistema</text:p>
      <text:list text:style-name="L4">
        <text:list-item>
          <text:p text:style-name="P20"><text:span text:style-name="Strong_20_Emphasis"><text:span text:style-name="T9">Lenguaje:</text:span></text:span><text:span text:style-name="T11"> Python 3.</text:span><text:span text:style-name="T25">11</text:span></text:p>
        </text:list-item>
        <text:list-item>
          <text:p text:style-name="P21"><text:span text:style-name="Strong_20_Emphasis"><text:span text:style-name="T9">Librerías:</text:span></text:span><text:span text:style-name="T11"> </text:span><text:span text:style-name="Source_20_Text"><text:span text:style-name="T20">numpy</text:span></text:span><text:span text:style-name="T11"> (instalar mediante </text:span><text:span text:style-name="Source_20_Text"><text:span text:style-name="T20">pip install numpy</text:span></text:span><text:span text:style-name="T11">)</text:span></text:p>
        </text:list-item>
        <text:list-item>
          <text:p text:style-name="P22"><text:span text:style-name="T26">IDE</text:span>: Visual Studio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9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2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0:55:39.784825200</meta:creation-date>
    <dc:date>2026-04-23T16:13:44.394927600</dc:date>
    <meta:editing-duration>PT4H47M</meta:editing-duration>
    <meta:editing-cycles>26</meta:editing-cycles>
    <meta:generator>LibreOffice/26.2.2.2$Windows_X86_64 LibreOffice_project/1f77d10d6938fd34972958f64b2bcfa54f8b1ba5</meta:generator>
    <meta:document-statistic meta:table-count="1" meta:image-count="2" meta:object-count="0" meta:page-count="2" meta:paragraph-count="37" meta:word-count="379" meta:character-count="2425" meta:non-whitespace-character-count="2096"/>
  </office:meta>
</office:document-meta>
</file>